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176cm solid #000000" fo:border-left="none" fo:border-right="none" fo:border-top="none"/>
    </style:style>
    <style:style style:name="ce2" style:family="table-cell" style:parent-style-name="Default">
      <style:table-cell-properties fo:border-bottom="none" fo:border-left="none" fo:border-right="0.002cm solid #000000" fo:border-top="none"/>
    </style:style>
    <style:style style:name="ce3" style:family="table-cell" style:parent-style-name="Default">
      <style:table-cell-properties fo:border-bottom="0.176cm solid #000000" fo:border-left="none" fo:border-right="0.002cm solid #000000" fo:border-top="none"/>
    </style:style>
    <style:style style:name="ce4" style:family="table-cell" style:parent-style-name="Default">
      <style:table-cell-properties fo:border="none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60">
            <text:p>6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2" office:value-type="float" office:value="75">
            <text:p>7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2" office:value-type="float" office:value="90">
            <text:p>9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2" office:value-type="float" office:value="105">
            <text:p>10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3" office:value-type="float" office:value="120">
            <text:p>12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4" office:value-type="float" office:value="150">
            <text:p>15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4" office:value-type="float" office:value="180">
            <text:p>18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4" office:value-type="float" office:value="210">
            <text:p>21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4" office:value-type="float" office:value="240">
            <text:p>24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4" office:value-type="float" office:value="270">
            <text:p>27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4" office:value-type="float" office:value="300">
            <text:p>3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4" office:value-type="float" office:value="330">
            <text:p>33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4" office:value-type="float" office:value="360">
            <text:p>36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4" office:value-type="float" office:value="390">
            <text:p>39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4" office:value-type="float" office:value="420">
            <text:p>42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4" office:value-type="float" office:value="450">
            <text:p>45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4" office:value-type="float" office:value="480">
            <text:p>48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4" office:value-type="float" office:value="510">
            <text:p>51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4" office:value-type="float" office:value="540">
            <text:p>54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4" office:value-type="float" office:value="570">
            <text:p>57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4" office:value-type="float" office:value="600">
            <text:p>6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4" office:value-type="float" office:value="630">
            <text:p>63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4" office:value-type="float" office:value="660">
            <text:p>66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4" office:value-type="float" office:value="690">
            <text:p>69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1" office:value-type="float" office:value="720">
            <text:p>72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4" office:value-type="float" office:value="840">
            <text:p>84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4" office:value-type="float" office:value="960">
            <text:p>96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020">
            <text:p>102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4" office:value-type="float" office:value="1080">
            <text:p>108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140">
            <text:p>114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style-name="ce4" office:value-type="float" office:value="1200">
            <text:p>12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260">
            <text:p>126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ce4" office:value-type="float" office:value="1320">
            <text:p>132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style-name="ce1" office:value-type="float" office:value="1440">
            <text:p>1440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2">12.07.2011</text:date>, <text:time>15:33:3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Евгений </meta:initial-creator>
    <meta:creation-date>2011-07-12T15:24:18</meta:creation-date>
    <dc:date>2011-07-12T15:33:30</dc:date>
    <dc:creator>Евгений </dc:creator>
    <meta:editing-duration>PT00H09M13S</meta:editing-duration>
    <meta:editing-cycles>2</meta:editing-cycles>
    <meta:generator>OpenOffice.org/3.1$Linux OpenOffice.org_project/310m21$Build-9319</meta:generator>
    <meta:document-statistic meta:table-count="3" meta:cell-count="112" meta:object-count="0"/>
  </office:meta>
</office:document-meta>
</file>